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138in"/>
    </style:style>
    <style:style style:name="co3" style:family="table-column">
      <style:table-column-properties fo:break-before="auto" style:column-width="1.4193in"/>
    </style:style>
    <style:style style:name="co4" style:family="table-column">
      <style:table-column-properties fo:break-before="auto" style:column-width="2.6854in"/>
    </style:style>
    <style:style style:name="co5" style:family="table-column">
      <style:table-column-properties fo:break-before="auto" style:column-width="3.2047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>
            <text:p>Refining</text:p>
          </table:table-cell>
          <table:table-cell/>
          <table:table-cell office:value-type="string">
            <text:p>Coal Furnace</text:p>
          </table:table-cell>
          <table:table-cell office:value-type="string">
            <text:p>Brick(22),Mortar Mix(5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last Furnace</text:p>
          </table:table-cell>
          <table:table-cell office:value-type="string">
            <text:p>Iron Ingot(20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Chromium Ingot</text:p>
          </table:table-cell>
          <table:table-cell office:value-type="string">
            <text:p>Chromite(Chromium Ore)</text:p>
          </table:table-cell>
          <table:table-cell office:value-type="string">
            <text:p>Temp in C</text:p>
          </table:table-cell>
          <table:table-cell office:value-type="string">
            <text:p>Bellows, Fuel, Tongs; Fuel, Limestone, Air Pump</text:p>
          </table:table-cell>
        </table:table-row>
        <table:table-row table:style-name="ro2">
          <table:table-cell/>
          <table:table-cell office:value-type="string">
            <text:p>Coal/Blast Furnace</text:p>
          </table:table-cell>
          <table:table-cell office:value-type="string">
            <text:p>Tungsten Ingot</text:p>
          </table:table-cell>
          <table:table-cell office:value-type="string">
            <text:p>Scheelite(Tungsten Ore)</text:p>
          </table:table-cell>
          <table:table-cell office:value-type="float" office:value="3430">
            <text:p>3430</text:p>
          </table:table-cell>
          <table:table-cell office:value-type="string">
            <text:p>Bellows, Fuel, Tongs; Fuel, Limestone, Air Pump</text:p>
          </table:table-cell>
        </table:table-row>
        <table:table-row table:style-name="ro2">
          <table:table-cell/>
          <table:table-cell office:value-type="string">
            <text:p>Coal/Blast Furnace</text:p>
          </table:table-cell>
          <table:table-cell office:value-type="string">
            <text:p>Tantalum Ingot</text:p>
          </table:table-cell>
          <table:table-cell office:value-type="string">
            <text:p>Coltan(niobium/tantalum ore)</text:p>
          </table:table-cell>
          <table:table-cell office:value-type="float" office:value="3422">
            <text:p>3422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Iron Ingot</text:p>
          </table:table-cell>
          <table:table-cell office:value-type="string">
            <text:p>Hematite(Iron Ore)</text:p>
          </table:table-cell>
          <table:table-cell office:value-type="float" office:value="3020">
            <text:p>3020</text:p>
          </table:table-cell>
          <table:table-cell office:value-type="string">
            <text:p>Bellows, Fuel, Tongs; Fuel, Limestone, Air Pump</text:p>
          </table:table-cell>
        </table:table-row>
        <table:table-row table:style-name="ro2">
          <table:table-cell/>
          <table:table-cell office:value-type="string">
            <text:p>Coal/Blast Furnace</text:p>
          </table:table-cell>
          <table:table-cell office:value-type="string">
            <text:p>Cobalt Ingot</text:p>
          </table:table-cell>
          <table:table-cell office:value-type="string">
            <text:p>Cobaltite(Cobalt ore)</text:p>
          </table:table-cell>
          <table:table-cell office:value-type="float" office:value="2802">
            <text:p>2802</text:p>
          </table:table-cell>
          <table:table-cell office:value-type="string">
            <text:p>Bellows, Fuel, Tongs; Fuel, Limestone, Air Pump</text:p>
          </table:table-cell>
        </table:table-row>
        <table:table-row table:style-name="ro2">
          <table:table-cell/>
          <table:table-cell office:value-type="string">
            <text:p>Coal/Blast Furnace</text:p>
          </table:table-cell>
          <table:table-cell office:value-type="string">
            <text:p>Nickel Ingot</text:p>
          </table:table-cell>
          <table:table-cell office:value-type="string">
            <text:p>Pentlandite(Iron-nickel ore 1:1)</text:p>
          </table:table-cell>
          <table:table-cell office:value-type="float" office:value="2723">
            <text:p>2723</text:p>
          </table:table-cell>
          <table:table-cell office:value-type="string">
            <text:p>Bellows, Fuel, Tongs; Fuel, Limestone, Air Pump</text:p>
          </table:table-cell>
        </table:table-row>
        <table:table-row table:style-name="ro2">
          <table:table-cell/>
          <table:table-cell office:value-type="string">
            <text:p>Coal/Blast Furnace</text:p>
          </table:table-cell>
          <table:table-cell office:value-type="string">
            <text:p>Niobium Ingot</text:p>
          </table:table-cell>
          <table:table-cell office:value-type="string">
            <text:p>Coltan(niobium/tantalum ore)</text:p>
          </table:table-cell>
          <table:table-cell office:value-type="float" office:value="2651">
            <text:p>2651</text:p>
          </table:table-cell>
          <table:table-cell office:value-type="string">
            <text:p>Bellows, Fuel, Tongs; Fuel, Limestone, Air Pump</text:p>
          </table:table-cell>
        </table:table-row>
        <table:table-row table:style-name="ro2">
          <table:table-cell/>
          <table:table-cell office:value-type="string">
            <text:p>Coal/Blast Furnace</text:p>
          </table:table-cell>
          <table:table-cell office:value-type="string">
            <text:p>Copper Ingot</text:p>
          </table:table-cell>
          <table:table-cell office:value-type="string">
            <text:p>Chalcocite and Chalcopyrite(Copper Ore)</text:p>
          </table:table-cell>
          <table:table-cell office:value-type="float" office:value="2469">
            <text:p>2469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Gold Ingot</text:p>
          </table:table-cell>
          <table:table-cell office:value-type="string">
            <text:p>Gold Ore</text:p>
          </table:table-cell>
          <table:table-cell office:value-type="float" office:value="1981">
            <text:p>1981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Silver Ingot</text:p>
          </table:table-cell>
          <table:table-cell office:value-type="string">
            <text:p>Galena(Lead/Silver)</text:p>
          </table:table-cell>
          <table:table-cell office:value-type="float" office:value="1945">
            <text:p>1945</text:p>
          </table:table-cell>
          <table:table-cell office:value-type="string">
            <text:p>Bellows, Fuel, Tongs; Fuel, Limestone, Air Pump</text:p>
          </table:table-cell>
        </table:table-row>
        <table:table-row table:style-name="ro2">
          <table:table-cell/>
          <table:table-cell office:value-type="string">
            <text:p>Coal/Blast Furnace</text:p>
          </table:table-cell>
          <table:table-cell office:value-type="string">
            <text:p>Thorium Ingot</text:p>
          </table:table-cell>
          <table:table-cell office:value-type="string">
            <text:p>Monazite(Thorium Ore)</text:p>
          </table:table-cell>
          <table:table-cell office:value-type="float" office:value="1761">
            <text:p>1761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Titanium Ingot</text:p>
          </table:table-cell>
          <table:table-cell office:value-type="string">
            <text:p>Ilmenite(Minor Iron Major Titanium ore</text:p>
          </table:table-cell>
          <table:table-cell office:value-type="float" office:value="1755">
            <text:p>1755</text:p>
          </table:table-cell>
          <table:table-cell office:value-type="string">
            <text:p>Bellows, Fuel, Tongs; Fuel, Limestone, Air Pump</text:p>
          </table:table-cell>
        </table:table-row>
        <table:table-row table:style-name="ro2">
          <table:table-cell/>
          <table:table-cell office:value-type="string">
            <text:p>Coal/Blast Furnace</text:p>
          </table:table-cell>
          <table:table-cell office:value-type="string">
            <text:p>Uranium Ingot</text:p>
          </table:table-cell>
          <table:table-cell office:value-type="string">
            <text:p>Uranite(Uranium Ore)</text:p>
          </table:table-cell>
          <table:table-cell office:value-type="float" office:value="1662">
            <text:p>1662</text:p>
          </table:table-cell>
          <table:table-cell office:value-type="string">
            <text:p>Bellows, Fuel, Tongs; Fuel, Limestone, Air Pump</text:p>
          </table:table-cell>
        </table:table-row>
        <table:table-row table:style-name="ro2">
          <table:table-cell/>
          <table:table-cell office:value-type="string">
            <text:p>Coal/Blast Furnace</text:p>
          </table:table-cell>
          <table:table-cell office:value-type="string">
            <text:p>Arsenic Ingot</text:p>
          </table:table-cell>
          <table:table-cell office:value-type="string">
            <text:p>Arsenopyrite(Arsenic Iron Ore)</text:p>
          </table:table-cell>
          <table:table-cell office:value-type="float" office:value="1135">
            <text:p>1135</text:p>
          </table:table-cell>
          <table:table-cell office:value-type="string">
            <text:p>Bellows, Fuel, Tongs; Fuel, Limestone, Air Pump</text:p>
          </table:table-cell>
        </table:table-row>
        <table:table-row table:style-name="ro2">
          <table:table-cell/>
          <table:table-cell office:value-type="string">
            <text:p>Coal/Blast Furnace</text:p>
          </table:table-cell>
          <table:table-cell office:value-type="string">
            <text:p>Zinc Ingot</text:p>
          </table:table-cell>
          <table:table-cell office:value-type="string">
            <text:p>Sphalerite(Zinc Ore)</text:p>
          </table:table-cell>
          <table:table-cell office:value-type="float" office:value="816">
            <text:p>816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Aluminum Ingot</text:p>
          </table:table-cell>
          <table:table-cell office:value-type="string">
            <text:p>Bauxite(Aluminum Ore)</text:p>
          </table:table-cell>
          <table:table-cell office:value-type="float" office:value="782">
            <text:p>782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Lead Ingot</text:p>
          </table:table-cell>
          <table:table-cell office:value-type="string">
            <text:p>Galena(Lead/Silver)</text:p>
          </table:table-cell>
          <table:table-cell office:value-type="float" office:value="660">
            <text:p>660</text:p>
          </table:table-cell>
          <table:table-cell office:value-type="string">
            <text:p>Bellows, Fuel, Tongs; Fuel, Limestone, Air Pump</text:p>
          </table:table-cell>
        </table:table-row>
        <table:table-row table:style-name="ro2">
          <table:table-cell/>
          <table:table-cell office:value-type="string">
            <text:p>Coal/Blast Furnace</text:p>
          </table:table-cell>
          <table:table-cell office:value-type="string">
            <text:p>Tin Ingot</text:p>
          </table:table-cell>
          <table:table-cell office:value-type="string">
            <text:p>Cassiterite(Tin Ore)</text:p>
          </table:table-cell>
          <table:table-cell office:value-type="float" office:value="621">
            <text:p>621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Mercury</text:p>
          </table:table-cell>
          <table:table-cell office:value-type="string">
            <text:p>Cinnabar(Mercury Ore)</text:p>
          </table:table-cell>
          <table:table-cell office:value-type="float" office:value="450">
            <text:p>450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Brass Ingot</text:p>
          </table:table-cell>
          <table:table-cell office:value-type="string">
            <text:p>Copper,Zinc Ingots</text:p>
          </table:table-cell>
          <table:table-cell office:value-type="float" office:value="-38">
            <text:p>-38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Bronze Ingot</text:p>
          </table:table-cell>
          <table:table-cell office:value-type="string">
            <text:p>Copper,Tin Ingots</text:p>
          </table:table-cell>
          <table:table-cell/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Solder</text:p>
          </table:table-cell>
          <table:table-cell office:value-type="string">
            <text:p>Lead,Tin Ingots</text:p>
          </table:table-cell>
          <table:table-cell/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Blast Furnace</text:p>
          </table:table-cell>
          <table:table-cell office:value-type="string">
            <text:p>Cast Iron Ingot</text:p>
          </table:table-cell>
          <table:table-cell office:value-type="string">
            <text:p>Iron Ingot, Carbon</text:p>
          </table:table-cell>
          <table:table-cell/>
          <table:table-cell office:value-type="string">
            <text:p>Fuel, Limestone, Air Pump</text:p>
          </table:table-cell>
        </table:table-row>
        <table:table-row table:style-name="ro1">
          <table:table-cell/>
          <table:table-cell office:value-type="string">
            <text:p>Blast Furnace</text:p>
          </table:table-cell>
          <table:table-cell office:value-type="string">
            <text:p>Wrought Iron Ingot</text:p>
          </table:table-cell>
          <table:table-cell office:value-type="string">
            <text:p>Iron Ingot</text:p>
          </table:table-cell>
          <table:table-cell/>
          <table:table-cell office:value-type="string">
            <text:p>Fuel, Limestone, Air Pump</text:p>
          </table:table-cell>
        </table:table-row>
        <table:table-row table:style-name="ro1">
          <table:table-cell/>
          <table:table-cell office:value-type="string">
            <text:p>Blast Furnace</text:p>
          </table:table-cell>
          <table:table-cell office:value-type="string">
            <text:p>Steel Ingot</text:p>
          </table:table-cell>
          <table:table-cell office:value-type="string">
            <text:p>Iron Ingot</text:p>
          </table:table-cell>
          <table:table-cell/>
          <table:table-cell office:value-type="string">
            <text:p>Fuel, Limestone, Air Pump</text:p>
          </table:table-cell>
        </table:table-row>
        <table:table-row table:style-name="ro1">
          <table:table-cell/>
          <table:table-cell office:value-type="string">
            <text:p>Blast Furnace</text:p>
          </table:table-cell>
          <table:table-cell office:value-type="string">
            <text:p>Stainless Steel Ingot</text:p>
          </table:table-cell>
          <table:table-cell office:value-type="string">
            <text:p>Iron, Chromium ingots</text:p>
          </table:table-cell>
          <table:table-cell/>
          <table:table-cell office:value-type="string">
            <text:p>Fuel, Limestone, Air Pump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30">08/30/2012</text:date>, <text:time>20:5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30T20:58:50.58</meta:creation-date>
    <dc:date>2012-08-30T20:59:40.92</dc:date>
    <meta:editing-duration>PT50S</meta:editing-duration>
    <meta:editing-cycles>1</meta:editing-cycles>
    <meta:document-statistic meta:table-count="3" meta:cell-count="129" meta:object-count="0"/>
    <meta:generator>LibreOffice/3.4$Win32 LibreOffice_project/340m1$Build-502</meta:generator>
  </office:meta>
</office:document-meta>
</file>